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HeadElementImpl.get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HeadElementImpl.HTMLHead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HeadElementImpl.setProfile( String pro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